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25mm"/>
    </style:style>
    <style:style style:name="co2" style:family="table-column">
      <style:table-column-properties fo:break-before="auto" style:column-width="56.97mm"/>
    </style:style>
    <style:style style:name="co3" style:family="table-column">
      <style:table-column-properties fo:break-before="auto" style:column-width="72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ORDINATION</text:p>
          </table:table-cell>
          <table:table-cell/>
          <table:table-cell office:value-type="string" calcext:value-type="string">
            <text:p>Predesig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ORDINATION</text:p>
          </table:table-cell>
          <table:table-cell/>
          <table:table-cell office:value-type="string" calcext:value-type="string">
            <text:p>Design Review/Concept Desig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ORDINATION</text:p>
          </table:table-cell>
          <table:table-cell/>
          <table:table-cell office:value-type="string" calcext:value-type="string">
            <text:p>Design Developm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ORDINATION</text:p>
          </table:table-cell>
          <table:table-cell/>
          <table:table-cell office:value-type="string" calcext:value-type="string">
            <text:p>Tend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ORDINATION</text:p>
          </table:table-cell>
          <table:table-cell/>
          <table:table-cell office:value-type="string" calcext:value-type="string">
            <text:p>PM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ORDINATION</text:p>
          </table:table-cell>
          <table:table-cell/>
          <table:table-cell office:value-type="string" calcext:value-type="string">
            <text:p>Construction Documenta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ORDINATION</text:p>
          </table:table-cell>
          <table:table-cell/>
          <table:table-cell office:value-type="string" calcext:value-type="string">
            <text:p>Site QA/Q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Predesig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Design Review/Concept Desig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Design Developme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Tend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PMU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Construction Documentati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Site QA/Q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RAWINGS</text:p>
          </table:table-cell>
          <table:table-cell/>
          <table:table-cell office:value-type="string" calcext:value-type="string">
            <text:p>Design Review/Concept Desig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RAWINGS</text:p>
          </table:table-cell>
          <table:table-cell/>
          <table:table-cell office:value-type="string" calcext:value-type="string">
            <text:p>Design Developmen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RAWINGS</text:p>
          </table:table-cell>
          <table:table-cell/>
          <table:table-cell office:value-type="string" calcext:value-type="string">
            <text:p>Tend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RAWIN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Design Review/Concept Desig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RAWIN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Design Developmen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RAWIN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Tend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LCULATIONS</text:p>
          </table:table-cell>
          <table:table-cell/>
          <table:table-cell office:value-type="string" calcext:value-type="string">
            <text:p>Design Review/Concept Desig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LCULATIONS</text:p>
          </table:table-cell>
          <table:table-cell/>
          <table:table-cell office:value-type="string" calcext:value-type="string">
            <text:p>Design Developmen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LCULATIONS</text:p>
          </table:table-cell>
          <table:table-cell/>
          <table:table-cell office:value-type="string" calcext:value-type="string">
            <text:p>Tende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ALCULATION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Design Review/Concept Desig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LCULATION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Design Developme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LCULATION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Tende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YSTEM REVIEW</text:p>
          </table:table-cell>
          <table:table-cell/>
          <table:table-cell office:value-type="string" calcext:value-type="string">
            <text:p>Tende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YSTEM REVIEW</text:p>
          </table:table-cell>
          <table:table-cell/>
          <table:table-cell office:value-type="string" calcext:value-type="string">
            <text:p>PMU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YSTEM REVIEW</text:p>
          </table:table-cell>
          <table:table-cell/>
          <table:table-cell office:value-type="string" calcext:value-type="string">
            <text:p>Construction Documentat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YSTEM REVIEW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Tende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YSTEM REVIEW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PMU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YSTEM REVIEW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Construction Documentatio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NCEPT DESIGN</text:p>
          </table:table-cell>
          <table:table-cell/>
          <table:table-cell office:value-type="string" calcext:value-type="string">
            <text:p>Panel Typologi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NCEPT DESIGN</text:p>
          </table:table-cell>
          <table:table-cell/>
          <table:table-cell office:value-type="string" calcext:value-type="string">
            <text:p>Tender Design and Developmen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CEPT DESIGN</text:p>
          </table:table-cell>
          <table:table-cell/>
          <table:table-cell office:value-type="string" calcext:value-type="string">
            <text:p>Job Design and Developmen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CEPT DESIGN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Panel Typologi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CEPT DESIGN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Tender Design and Developme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NCEPT DESIGN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Job Design and Developmen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/>
          <table:table-cell office:value-type="string" calcext:value-type="string">
            <text:p>Die Drawings &amp; Review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/>
          <table:table-cell office:value-type="string" calcext:value-type="string">
            <text:p>Material List &amp; Review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/>
          <table:table-cell office:value-type="string" calcext:value-type="string">
            <text:p>Mock-up Drawings &amp; Review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/>
          <table:table-cell office:value-type="string" calcext:value-type="string">
            <text:p>Plans / Layouts &amp; Review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/>
          <table:table-cell office:value-type="string" calcext:value-type="string">
            <text:p>Full / Partial Elevations &amp; Review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/>
          <table:table-cell table:style-name="ce2" office:value-type="string" calcext:value-type="string">
            <text:p>Shop drawing Details &amp; Review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/>
          <table:table-cell office:value-type="string" calcext:value-type="string">
            <text:p>Review &amp; Checking of Submitta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Die Drawings &amp; Review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Material List &amp; Review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Mock-up Drawings &amp; Review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Plans / Layouts &amp; Review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Full / Partial Elevations &amp; Review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 office:value-type="string" calcext:value-type="string">
            <text:p>REVISION</text:p>
          </table:table-cell>
          <table:table-cell table:style-name="ce2" office:value-type="string" calcext:value-type="string">
            <text:p>Shop drawing Details &amp; Review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OP DRAWIN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Review &amp; Checking of Submittal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ABRICATION DWGS</text:p>
          </table:table-cell>
          <table:table-cell/>
          <table:table-cell office:value-type="string" calcext:value-type="string">
            <text:p>Bracket (Site/Factory) Dwg &amp; Review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ABRICATION DWGS</text:p>
          </table:table-cell>
          <table:table-cell/>
          <table:table-cell office:value-type="string" calcext:value-type="string">
            <text:p>Assembly Drawings &amp; Review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ABRICATION DWGS</text:p>
          </table:table-cell>
          <table:table-cell/>
          <table:table-cell office:value-type="string" calcext:value-type="string">
            <text:p>Part Drawings &amp; Review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BRICATION DWGS</text:p>
          </table:table-cell>
          <table:table-cell/>
          <table:table-cell office:value-type="string" calcext:value-type="string">
            <text:p>Site Accessory Dwgs &amp; Review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ABRICATION DWGS</text:p>
          </table:table-cell>
          <table:table-cell/>
          <table:table-cell office:value-type="string" calcext:value-type="string">
            <text:p>Review &amp; Checking of Submitta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ABRICATION DW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Bracket (Site/Factory) Dwg &amp; Review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ABRICATION DW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Assembly Drawings &amp; Review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ABRICATION DW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Part Drawings &amp; Review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ABRICATION DWGS</text:p>
          </table:table-cell>
          <table:table-cell office:value-type="string" calcext:value-type="string">
            <text:p>REVISION</text:p>
          </table:table-cell>
          <table:table-cell table:style-name="ce2" office:value-type="string" calcext:value-type="string">
            <text:p>Site Accessory Dwgs &amp; Review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ABRICATION DW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Review &amp; Checking of Submittal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OCK-UP DWGS</text:p>
          </table:table-cell>
          <table:table-cell/>
          <table:table-cell office:value-type="string" calcext:value-type="string">
            <text:p>Shop drawing Details &amp; Review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OCK-UP DWGS</text:p>
          </table:table-cell>
          <table:table-cell/>
          <table:table-cell office:value-type="string" calcext:value-type="string">
            <text:p>Fabrication Drawings &amp; Review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CK-UP DWGS</text:p>
          </table:table-cell>
          <table:table-cell/>
          <table:table-cell office:value-type="string" calcext:value-type="string">
            <text:p>Review &amp; Checking of Submittal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CK-UP DW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hop drawing Details &amp; Review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CK-UP DW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Fabrication Drawings &amp; Review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CK-UP DWGS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Review &amp; Checking of Submittal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/>
          <table:table-cell office:value-type="string" calcext:value-type="string">
            <text:p>Tag Layout Drawings &amp; Review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/>
          <table:table-cell office:value-type="string" calcext:value-type="string">
            <text:p>Tag Elevation Drawings &amp; Review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/>
          <table:table-cell office:value-type="string" calcext:value-type="string">
            <text:p>Installation Details &amp; Review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Tag Layout Drawings &amp; Review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Tag Elevation Drawings &amp; Review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Installation Details &amp; Review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S-BUILT DWGS.</text:p>
          </table:table-cell>
          <table:table-cell/>
          <table:table-cell office:value-type="string" calcext:value-type="string">
            <text:p>Plans / Layout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S-BUILT DWGS.</text:p>
          </table:table-cell>
          <table:table-cell/>
          <table:table-cell office:value-type="string" calcext:value-type="string">
            <text:p>Elevation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S-BUILT DWGS.</text:p>
          </table:table-cell>
          <table:table-cell/>
          <table:table-cell office:value-type="string" calcext:value-type="string">
            <text:p>Detail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S-BUILT DWGS.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Plans / Layout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S-BUILT DWGS.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Elevation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S-BUILT DWGS.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Detail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NG'RING</text:p>
          </table:table-cell>
          <table:table-cell/>
          <table:table-cell office:value-type="string" calcext:value-type="string">
            <text:p>Calculation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NG'RING</text:p>
          </table:table-cell>
          <table:table-cell/>
          <table:table-cell office:value-type="string" calcext:value-type="string">
            <text:p>Review &amp; Checking of Submittal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NG'RING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Calculation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NG'RING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Review &amp; Checking of Submittal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AKE-OFF</text:p>
          </table:table-cell>
          <table:table-cell/>
          <table:table-cell office:value-type="string" calcext:value-type="string">
            <text:p>Panel Typologie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KE-OFF</text:p>
          </table:table-cell>
          <table:table-cell/>
          <table:table-cell office:value-type="string" calcext:value-type="string">
            <text:p>Brackets (Site/Factory)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AKE-OFF</text:p>
          </table:table-cell>
          <table:table-cell/>
          <table:table-cell office:value-type="string" calcext:value-type="string">
            <text:p>Panel Main Parts &amp; Accessorie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AKE-OFF</text:p>
          </table:table-cell>
          <table:table-cell/>
          <table:table-cell office:value-type="string" calcext:value-type="string">
            <text:p>Site Materials/Embeds/Sheet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AKE-OFF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Panel Typologie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AKE-OFF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Brackets (Site/Factory)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AKE-OFF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Panel Main Parts &amp; Accessorie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AKE-OFF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ite Materials/Embeds/Sheet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CHARGEABLE</text:p>
          </table:table-cell>
          <table:table-cell office:value-type="string" calcext:value-type="string">
            <text:p>O.B. (Visa App. / Travel Time)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CHARGEABLE</text:p>
          </table:table-cell>
          <table:table-cell office:value-type="string" calcext:value-type="string">
            <text:p>Trainings / Seminar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CHARGEABLE</text:p>
          </table:table-cell>
          <table:table-cell office:value-type="string" calcext:value-type="string">
            <text:p>Project Meetin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CHARGEABLE</text:p>
          </table:table-cell>
          <table:table-cell office:value-type="string" calcext:value-type="string">
            <text:p>Coordinatio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CHARGEABLE</text:p>
          </table:table-cell>
          <table:table-cell office:value-type="string" calcext:value-type="string">
            <text:p>Site Visit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CHARGEABLE</text:p>
          </table:table-cell>
          <table:table-cell office:value-type="string" calcext:value-type="string">
            <text:p>Subcontractor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CHARGEABLE</text:p>
          </table:table-cell>
          <table:table-cell office:value-type="string" calcext:value-type="string">
            <text:p>Other Project Related Work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NON-CHARGEABLE</text:p>
          </table:table-cell>
          <table:table-cell office:value-type="string" calcext:value-type="string">
            <text:p>Office Meeting/Orientation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NON-CHARGEABLE</text:p>
          </table:table-cell>
          <table:table-cell office:value-type="string" calcext:value-type="string">
            <text:p>Computer Maintenanc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NON-CHARGEABLE</text:p>
          </table:table-cell>
          <table:table-cell office:value-type="string" calcext:value-type="string">
            <text:p>Other Misc. Works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NON-CHARGEABLE</text:p>
          </table:table-cell>
          <table:table-cell office:value-type="string" calcext:value-type="string">
            <text:p>On-Leave (WL,SL,OTO,LWOP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111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1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3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4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4P0"/>
    </number:number-style>
    <number:date-style style:name="N10115" number:language="en" number:country="PH">
      <number:month/>
      <number:text>-</number:text>
      <number:day/>
      <number:text>-</number:text>
      <number:year number:style="long"/>
    </number:date-style>
    <number:date-style style:name="N10116" number:language="en" number:country="PH">
      <number:day/>
      <number:text>-</number:text>
      <number:month number:textual="true"/>
      <number:text>-</number:text>
      <number:year/>
    </number:date-style>
    <number:date-style style:name="N10117" number:language="en" number:country="PH">
      <number:day/>
      <number:text>-</number:text>
      <number:month number:textual="true"/>
    </number:date-style>
    <number:date-style style:name="N10118" number:language="en" number:country="PH">
      <number:month number:textual="true"/>
      <number:text>-</number:text>
      <number:year/>
    </number:date-style>
    <number:time-style style:name="N10119" number:language="en" number:country="PH">
      <number:hours/>
      <number:text>:</number:text>
      <number:minutes number:style="long"/>
      <number:text> </number:text>
      <number:am-pm/>
    </number:time-style>
    <number:time-style style:name="N10120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en" number:country="PH">
      <number:hours/>
      <number:text>:</number:text>
      <number:minutes number:style="long"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4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5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n" number:country="PH">
      <loext:text> </loext:text>
      <loext:fill-character> </loext:fill-character>
      <number:text>- </number:text>
    </number:number-style>
    <number:text-style style:name="N10126" number:language="en" number:country="PH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en" number:country="PH">
      <loext:text> Php</loext:text>
      <loext:fill-character> </loext:fill-character>
      <number:text>- </number:text>
    </number:number-style>
    <number:text-style style:name="N10127" number:language="en" number:country="PH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8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PH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9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9" number:language="en" number:country="PH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3:35:43.387876419</meta:creation-date>
    <dc:date>2018-05-16T14:46:54.529267101</dc:date>
    <meta:editing-duration>PT1H1M</meta:editing-duration>
    <meta:editing-cycles>1</meta:editing-cycles>
    <meta:document-statistic meta:table-count="1" meta:cell-count="359" meta:object-count="0"/>
    <meta:generator>LibreOffice/5.1.6.2$Linux_X86_64 LibreOffice_project/10m0$Build-2</meta:generator>
  </office:meta>
</office:document-meta>
</file>